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5.6pt" svg:height="132.26pt" svg:x="173.23pt" svg:y="3.06pt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 style:data-style-name="N2" text:time-value="18:51:23.738505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6:59:51.386010020</meta:creation-date>
    <dc:date>2019-02-26T18:51:33.638973999</dc:date>
    <meta:editing-duration>PT2M34S</meta:editing-duration>
    <meta:editing-cycles>2</meta:editing-cycles>
    <meta:generator>LibreOffice/6.0.7.3$Linux_X86_64 LibreOffice_project/00m0$Build-3</meta:generator>
    <dc:creator>-- </dc:cre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843cm" svg:height="4.667cm" xlink:href=".." xlink:type="simple" chart:class="chart:circle" chart:style-name="ch1">
        <chart:legend chart:legend-position="end" svg:x="4.612cm" svg:y="1.536cm" style:legend-expansion="high" chart:style-name="ch2"/>
        <chart:plot-area chart:style-name="ch3" table:cell-range-address="Sheet1.A1:Sheet1.B3" chart:data-source-has-labels="column" svg:x="0.116cm" svg:y="0.093cm" svg:width="4.38cm" svg:height="4.481cm">
          <chartooo:coordinate-region svg:x="0.116cm" svg:y="0.144cm" svg:width="4.38cm" svg:height="4.38cm"/>
          <chart:axis chart:dimension="x" chart:name="primary-x" chart:style-name="ch4" chartooo:axis-type="auto">
            <chartooo:date-scale/>
            <chart:categories table:cell-range-address="Sheet1.A1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AA</text:p>
                <draw:g>
                  <svg:desc>Sheet1.A1:Sheet1.A3</svg:desc>
                </draw:g>
              </table:table-cell>
              <table:table-cell office:value-type="float" office:value="0.6">
                <text:p>0.6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BB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